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8b6b8" officeooo:paragraph-rsid="0028b6b8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officeooo:rsid="00295ab7"/>
    </style:style>
    <style:style style:name="T2" style:family="text">
      <style:text-properties officeooo:rsid="002e2440"/>
    </style:style>
    <style:style style:name="T3" style:family="text">
      <style:text-properties officeooo:rsid="002f658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Sweets. Candies.</text:h>
      <text:p text:style-name="P1"/>
      <text:section text:style-name="Sect1" text:name="Section1">
        <text:list xml:id="list903921077" text:style-name="L1">
          <text:list-item>
            <text:p text:style-name="P3">bubble gum.</text:p>
          </text:list-item>
          <text:list-item>
            <text:p text:style-name="P3">candy cane.</text:p>
          </text:list-item>
          <text:list-item>
            <text:p text:style-name="P3">candy corn.</text:p>
          </text:list-item>
          <text:list-item>
            <text:p text:style-name="P3">chewing gum.</text:p>
          </text:list-item>
          <text:list-item>
            <text:p text:style-name="P3">chocolate bar.</text:p>
          </text:list-item>
          <text:list-item>
            <text:p text:style-name="P3">chocolate drops.</text:p>
          </text:list-item>
          <text:list-item>
            <text:p text:style-name="P3">chocolate truffles.</text:p>
          </text:list-item>
          <text:list-item>
            <text:p text:style-name="P3"><text:span text:style-name="T2">c</text:span>ookies.</text:p>
          </text:list-item>
          <text:list-item>
            <text:p text:style-name="P3">cotton candy.</text:p>
          </text:list-item>
          <text:list-item>
            <text:p text:style-name="P3">cream puf<text:span text:style-name="T3">f </text:span></text:p>
          </text:list-item>
          <text:list-item>
            <text:p text:style-name="P3">Cupcake.</text:p>
          </text:list-item>
          <text:list-item>
            <text:p text:style-name="P3">doughnuts (donuts).</text:p>
          </text:list-item>
          <text:list-item>
            <text:p text:style-name="P3">filled bi<text:span text:style-name="T1">s</text:span>cuits.</text:p>
          </text:list-item>
          <text:list-item>
            <text:p text:style-name="P3">Gumdrops.</text:p>
          </text:list-item>
          <text:list-item>
            <text:p text:style-name="P3">gummy bears.</text:p>
          </text:list-item>
          <text:list-item>
            <text:p text:style-name="P3">hard candies.</text:p>
          </text:list-item>
          <text:list-item>
            <text:p text:style-name="P3">ice cream.</text:p>
          </text:list-item>
          <text:list-item>
            <text:p text:style-name="P3">jelly beans.</text:p>
          </text:list-item>
          <text:list-item>
            <text:p text:style-name="P3">M &amp; ms.</text:p>
          </text:list-item>
          <text:list-item>
            <text:p text:style-name="P3">Marshmallow.</text:p>
          </text:list-item>
          <text:list-item>
            <text:p text:style-name="P3">peanut brittle.</text:p>
          </text:list-item>
          <text:list-item>
            <text:p text:style-name="P3">Popsicle.</text:p>
          </text:list-item>
          <text:list-item>
            <text:p text:style-name="P3">sugar cookies.</text:p>
          </text:list-item>
          <text:list-item>
            <text:p text:style-name="P3">Wafer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3T08:04:09.325000000</dc:date>
    <dc:creator>E G</dc:creator>
    <meta:editing-duration>PT2H7M24S</meta:editing-duration>
    <meta:editing-cycles>2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5" meta:word-count="69" meta:character-count="367" meta:non-whitespace-character-count="346"/>
    <meta:user-defined meta:name="DocumentEncoding">utf-8</meta:user-defined>
    <meta:user-defined meta:name="HTML" meta:value-type="boolean">true</meta:user-defined>
  </office:meta>
</office:document-meta>
</file>